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edMyRoleMessageExchangeImpl.onAsyncAck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My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edMyRoleMessageExchangeImpl.invokeTransa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edMyRoleMessageExchangeImpl.TransactedMyRoleMessageExchangeImpl( ODEProcess process , String mexId , PartnerLinkModel mplink , Operation operation , QName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